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fr" fo:country="FR"/>
    </style:style>
    <style:style style:name="P63" style:parent-style-name="Standard" style:family="paragraph">
      <style:text-properties fo:language="fr" fo:country="FR"/>
    </style:style>
    <style:style style:name="P64" style:parent-style-name="Standard" style:family="paragraph">
      <style:text-properties fo:language="fr" fo:country="FR"/>
    </style:style>
    <style:style style:name="P65" style:parent-style-name="Standard" style:family="paragraph">
      <style:text-properties fo:language="fr" fo:country="FR"/>
    </style:style>
    <style:style style:name="P66" style:parent-style-name="Standard" style:family="paragraph">
      <style:text-properties fo:language="fr" fo:country="FR"/>
    </style:style>
    <style:style style:name="T67" style:parent-style-name="Absatz-Standardschriftart" style:family="text">
      <style:text-properties fo:language="fr" fo:country="FR"/>
    </style:style>
    <style:style style:name="T68" style:parent-style-name="Absatz-Standardschriftart" style:family="text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T75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#include &lt;stdio.h&gt;</text:p>
      <text:p text:style-name="P2">#include &lt;string.h&gt;</text:p>
      <text:p text:style-name="P3">#include &lt;ctype.h&gt;</text:p>
      <text:p text:style-name="P4">#include &lt;stdlib.h&gt;</text:p>
      <text:p text:style-name="P5"/>
      <text:p text:style-name="P6">#define ALPHABET_LAENGE 26</text:p>
      <text:p text:style-name="P7">#define MAX_STRING_LAENGE 100</text:p>
      <text:p text:style-name="P8"/>
      <text:p text:style-name="P9">void caesar_encode(int n, char str[]) {</text:p>
      <text:p text:style-name="P10"><text:s text:c="8"/>int i;</text:p>
      <text:p text:style-name="P11"><text:s text:c="8"/>for (i = 0; str[i] != '\0'; i++) {</text:p>
      <text:p text:style-name="P12"><text:s text:c="16"/>if (str[i] &gt;= 'a' &amp;&amp; str[i] &lt;= 'z') {</text:p>
      <text:p text:style-name="P13"><text:s text:c="24"/>str[i] = (str[i] - 'a' + n) % ALPHABET_LAENGE + 'a';</text:p>
      <text:p text:style-name="P14"><text:s text:c="16"/>} else if (str[i] &gt;= 'A' &amp;&amp; str[i] &lt;= 'Z') {</text:p>
      <text:p text:style-name="P15"><text:s text:c="24"/>str[i] = (str[i] - 'A' + n) % ALPHABET_LAENGE + 'A';</text:p>
      <text:p text:style-name="P16"><text:s text:c="16"/>}</text:p>
      <text:p text:style-name="P17"><text:s text:c="8"/>}</text:p>
      <text:p text:style-name="P18">}</text:p>
      <text:p text:style-name="P19"/>
      <text:p text:style-name="P20"/>
      <text:p text:style-name="P21">void caesar_decode(int n, char str[]) {</text:p>
      <text:p text:style-name="P22"><text:s text:c="8"/>int i;</text:p>
      <text:p text:style-name="P23"><text:s text:c="8"/>for (i = 0; str[i] != '\0'; i++) {</text:p>
      <text:p text:style-name="P24"><text:s text:c="16"/>if (str[i] &gt;= 'a' &amp;&amp; str[i] &lt;= 'z') {</text:p>
      <text:p text:style-name="P25"><text:s text:c="24"/>str[i] = (str[i] - 'a' - n + ALPHABET_LAENGE) % ALPHABET_LAENGE + 'a';</text:p>
      <text:p text:style-name="P26"><text:s text:c="16"/>} else if (str[i] &gt;= 'A' &amp;&amp; str[i] &lt;= 'Z') {</text:p>
      <text:p text:style-name="P27"><text:s text:c="24"/>str[i] = (str[i] - 'A' - n + ALPHABET_LAENGE) % ALPHABET_LAENGE + 'A';</text:p>
      <text:p text:style-name="P28"><text:s text:c="16"/>}</text:p>
      <text:p text:style-name="P29"><text:s text:c="8"/>}</text:p>
      <text:p text:style-name="P30">}</text:p>
      <text:p text:style-name="P31"/>
      <text:p text:style-name="P32"/>
      <text:soft-page-break/>
      <text:p text:style-name="P33">int crack_caesar(char str[])</text:p>
      <text:p text:style-name="P34">{</text:p>
      <text:p text:style-name="P35"><text:s text:c="8"/>int max_count;</text:p>
      <text:p text:style-name="P36"><text:s text:c="8"/>char max_letter;</text:p>
      <text:p text:style-name="P37"><text:s text:c="8"/>unsigned int i;</text:p>
      <text:p text:style-name="P38"><text:s text:c="8"/>int freq[ALPHABET_LAENGE] = {0};</text:p>
      <text:p text:style-name="P39"/>
      <text:p text:style-name="P40"><text:s text:c="8"/>for (i = 0; i &lt; strlen(str); i++)</text:p>
      <text:p text:style-name="P41"><text:s text:c="8"/>{</text:p>
      <text:p text:style-name="P42"><text:s text:c="16"/>if (isalpha(str[i]))</text:p>
      <text:p text:style-name="P43"><text:s text:c="16"/>{</text:p>
      <text:p text:style-name="P44"><text:s text:c="24"/>char c = tolower(str[i]);</text:p>
      <text:p text:style-name="P45"/>
      <text:p text:style-name="P46"><text:s text:c="24"/>freq[c - 'a']++;</text:p>
      <text:p text:style-name="P47"><text:s text:c="16"/>}</text:p>
      <text:p text:style-name="P48"><text:s text:c="8"/>}</text:p>
      <text:p text:style-name="P49"/>
      <text:p text:style-name="P50"><text:s text:c="8"/>max_count = 0;</text:p>
      <text:p text:style-name="P51"><text:s text:c="8"/>max_letter = 'e';</text:p>
      <text:p text:style-name="P52"><text:s text:c="4"/>for (i = 0; i &lt; ALPHABET_LAENGE; i++)</text:p>
      <text:p text:style-name="P53"><text:s text:c="4"/>{</text:p>
      <text:p text:style-name="P54"><text:s text:c="8"/>if (freq[i] &gt; max_count)</text:p>
      <text:p text:style-name="P55"><text:s text:c="8"/>{</text:p>
      <text:p text:style-name="P56"><text:s text:c="12"/>max_count = freq[i];</text:p>
      <text:p text:style-name="P57"><text:s text:c="12"/>max_letter = 'a' + i;</text:p>
      <text:p text:style-name="P58"><text:s text:c="8"/>}</text:p>
      <text:p text:style-name="P59"><text:s text:c="4"/>}</text:p>
      <text:p text:style-name="P60"/>
      <text:p text:style-name="P61"><text:s text:c="4"/>return (max_letter - 'e') % ALPHABET_LAENGE;</text:p>
      <text:p text:style-name="P62">}</text:p>
      <text:p text:style-name="P63"/>
      <text:p text:style-name="P64">int main(void)</text:p>
      <text:soft-page-break/>
      <text:p text:style-name="P65">{</text:p>
      <text:p text:style-name="P66"><text:s text:c="8"/>int n;</text:p>
      <text:p text:style-name="Standard"><text:span text:style-name="T67"><text:s text:c="8"/></text:span><text:span text:style-name="T68">int shift;</text:span></text:p>
      <text:p text:style-name="P69"><text:s text:c="8"/>char str[MAX_STRING_LAENGE];</text:p>
      <text:p text:style-name="P70"/>
      <text:p text:style-name="Standard"><text:span text:style-name="T71"><text:s text:c="8"/></text:span>printf("Grad der Verschiebung: \n");</text:p>
      <text:p text:style-name="Standard"><text:s text:c="8"/><text:span text:style-name="T72">scanf("%i", &amp;n);</text:span></text:p>
      <text:p text:style-name="P73"/>
      <text:p text:style-name="P74"><text:s text:c="8"/>if (n &lt; 0 || n &gt; 25){</text:p>
      <text:p text:style-name="Standard"><text:span text:style-name="T75"><text:s text:c="17"/></text:span>printf("Fehler Grad der verschiebung muss zwischen 0 und 25 sein.\n");</text:p>
      <text:p text:style-name="Standard"><text:s text:c="17"/>exit(1);</text:p>
      <text:p text:style-name="Standard"><text:s text:c="8"/>}</text:p>
      <text:p text:style-name="Standard"/>
      <text:p text:style-name="Standard"><text:s text:c="8"/>printf("Zeichenkette ohne Leerzeichen eingeben: \n");</text:p>
      <text:p text:style-name="Standard"><text:s text:c="8"/>scanf("%s", str);</text:p>
      <text:p text:style-name="Standard"/>
      <text:p text:style-name="Standard"><text:s text:c="8"/>caesar_encode(n, str);</text:p>
      <text:p text:style-name="Standard"><text:s text:c="8"/>printf("Codierte Zeichenkette: %s\n", str);</text:p>
      <text:p text:style-name="Standard"/>
      <text:p text:style-name="Standard"><text:s text:c="8"/>shift = crack_caesar(str);</text:p>
      <text:p text:style-name="Standard"><text:s text:c="8"/>printf("Der erratene Shift-Faktor ist: %d\n", shift);</text:p>
      <text:p text:style-name="Standard"/>
      <text:p text:style-name="Standard"><text:s text:c="8"/>caesar_decode(n, str);</text:p>
      <text:p text:style-name="Standard"><text:s text:c="8"/>printf("Decodierte Zeichenkette: %s\n", str);</text:p>
      <text:p text:style-name="Standard"/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Eiterer</meta:initial-creator>
    <dc:creator>Robert Eiterer</dc:creator>
    <meta:creation-date>2022-12-11T21:18:00Z</meta:creation-date>
    <dc:date>2022-12-11T21:19:00Z</dc:date>
    <meta:template xlink:href="Normal" xlink:type="simple"/>
    <meta:editing-cycles>1</meta:editing-cycles>
    <meta:editing-duration>PT0S</meta:editing-duration>
    <meta:document-statistic meta:page-count="3" meta:paragraph-count="4" meta:word-count="315" meta:character-count="2302" meta:row-count="16" meta:non-whitespace-character-count="1991"/>
  </office:meta>
</office:document-meta>
</file>